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Manager.isEd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addFile( String auth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uthManager.add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addConfigElement( ConfigElement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hManager.expectsMod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getColumnName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getColumnClass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ge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getAuthForURL( URL url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uthManager.getAuth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Manager.save( String auth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hManager.isSupportedProtocol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Manager.addAuth( Authorization 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getAd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getAuthHeaderForURL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hManager.getGui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Auth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getAuthObjectAt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set( int index , String url , String user , String pass , String domain , String real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hManager.getAuth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un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hManager.getClass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anager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